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505050"/>
    </style:style>
    <style:style style:name="gr1" style:family="graphic" style:parent-style-name="standard">
      <style:graphic-properties svg:stroke-color="#000000" draw:fill-color="#3c3c3c" draw:textarea-horizontal-align="justify" draw:textarea-vertical-align="middle" draw:auto-grow-height="false" fo:min-height="1.909cm" fo:min-width="26.805cm"/>
    </style:style>
    <style:style style:name="gr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3c3c3c" draw:textarea-horizontal-align="justify" draw:textarea-vertical-align="middle" draw:auto-grow-height="false" fo:min-height="1.401cm" fo:min-width="1.65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3c3c3c" draw:textarea-horizontal-align="justify" draw:textarea-vertical-align="middle" draw:auto-grow-height="false" fo:min-height="1.349cm" fo:min-width="1.60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P1" style:family="paragraph">
      <loext:graphic-properties draw:fill-color="#3c3c3c"/>
      <style:paragraph-properties fo:text-align="center"/>
    </style:style>
    <style:style style:name="P2" style:family="paragraph">
      <style:text-properties fo:color="#ffffff" fo:font-size="40pt" style:font-size-asian="40pt" style:font-size-complex="40pt"/>
    </style:style>
    <style:style style:name="P3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4" style:family="paragraph">
      <style:text-properties fo:color="#ffffff" fo:font-size="26pt" style:font-size-asian="26pt" style:font-size-complex="26pt"/>
    </style:style>
    <style:style style:name="P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etter-spacing="-0.03cm"/>
    </style:style>
    <style:style style:name="P8" style:family="paragraph">
      <loext:graphic-properties draw:fill-color="#3c3c3c"/>
      <style:paragraph-properties fo:text-align="center"/>
      <style:text-properties fo:letter-spacing="-0.03cm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etter-spacing="-0.03cm" style:font-size-asian="16pt" style:font-size-complex="16pt"/>
    </style:style>
    <style:style style:name="T5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05cm" svg:height="2.159cm" svg:x="0.381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88cm" svg:height="1.826cm" svg:x="0.254cm" svg:y="0.635cm">
          <draw:text-box>
            <text:p text:style-name="P2"><text:span text:style-name="T1">Title</text:span></text:p>
          </draw:text-box>
        </draw:frame>
        <draw:frame draw:style-name="gr3" draw:text-style-name="P5" draw:layer="layout" svg:width="8.89cm" svg:height="2.032cm" svg:x="8.255cm" svg:y="0.762cm">
          <draw:text-box>
            <text:p text:style-name="P4"><text:span text:style-name="T2">Some </text:span><text:span text:style-name="T2">information</text:span></text:p>
          </draw:text-box>
        </draw:frame>
        <draw:custom-shape draw:style-name="gr4" draw:text-style-name="P1" draw:layer="layout" svg:width="2.159cm" svg:height="1.651cm" svg:x="18.796cm" svg:y="0.762cm">
          <text:p text:style-name="P6"><text:span text:style-name="T3">Enable</text:span></text:p>
          <text:p text:style-name="P6"><text:span text:style-name="T3">Dis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59cm" svg:height="1.651cm" svg:x="21.59cm" svg:y="0.762cm">
          <text:p text:style-name="P6"><text:span text:style-name="T3">Edit</text:span></text:p>
          <text:p text:style-name="P6"><text:span text:style-name="T3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159cm" svg:height="1.651cm" svg:x="24.384cm" svg:y="0.762cm">
          <text:p text:style-name="P7"><text:span text:style-name="T4">Remove</text:span></text:p>
          <text:p text:style-name="P7"><text:span text:style-name="T4">butt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305cm" svg:height="2.159cm" svg:x="0.381cm" svg:y="5.0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493cm" svg:height="2.139cm" svg:x="0.254cm" svg:y="5.461cm">
          <draw:text-box>
            <text:p text:style-name="P2"><text:span text:style-name="T2">Directory name</text:span></text:p>
          </draw:text-box>
        </draw:frame>
        <draw:frame draw:style-name="gr3" draw:text-style-name="P5" draw:layer="layout" svg:width="8.89cm" svg:height="2.032cm" svg:x="8.255cm" svg:y="5.461cm">
          <draw:text-box>
            <text:p text:style-name="P4"><text:span text:style-name="T2">Path to directory</text:span></text:p>
          </draw:text-box>
        </draw:frame>
        <draw:custom-shape draw:style-name="gr5" draw:text-style-name="P1" draw:layer="layout" svg:width="2.159cm" svg:height="1.651cm" svg:x="18.796cm" svg:y="5.334cm">
          <text:p text:style-name="P6"><text:span text:style-name="T3">Enable</text:span></text:p>
          <text:p text:style-name="P6"><text:span text:style-name="T3">Dis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59cm" svg:height="1.651cm" svg:x="21.59cm" svg:y="5.334cm">
          <text:p text:style-name="P6"><text:span text:style-name="T3">Edit</text:span></text:p>
          <text:p text:style-name="P6"><text:span text:style-name="T3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159cm" svg:height="1.651cm" svg:x="24.384cm" svg:y="5.334cm">
          <text:p text:style-name="P7"><text:span text:style-name="T4">Remove</text:span></text:p>
          <text:p text:style-name="P7"><text:span text:style-name="T4">butt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305cm" svg:height="2.159cm" svg:x="0.381cm" svg:y="10.03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001cm" svg:height="3.401cm" svg:x="0.254cm" svg:y="10.414cm">
          <draw:text-box>
            <text:p text:style-name="P2"><text:span text:style-name="T5">Rule name</text:span></text:p>
          </draw:text-box>
        </draw:frame>
        <draw:frame draw:style-name="gr3" draw:text-style-name="P5" draw:layer="layout" svg:width="8.89cm" svg:height="2.032cm" svg:x="8.255cm" svg:y="10.287cm">
          <draw:text-box>
            <text:p text:style-name="P4"><text:span text:style-name="T2">Rule information</text:span></text:p>
          </draw:text-box>
        </draw:frame>
        <draw:custom-shape draw:style-name="gr5" draw:text-style-name="P1" draw:layer="layout" svg:width="2.159cm" svg:height="1.651cm" svg:x="18.796cm" svg:y="10.287cm">
          <text:p text:style-name="P6"><text:span text:style-name="T3">Enable</text:span></text:p>
          <text:p text:style-name="P6"><text:span text:style-name="T3">Dis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59cm" svg:height="1.651cm" svg:x="21.59cm" svg:y="10.287cm">
          <text:p text:style-name="P6"><text:span text:style-name="T3">Edit</text:span></text:p>
          <text:p text:style-name="P6"><text:span text:style-name="T3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159cm" svg:height="1.651cm" svg:x="24.384cm" svg:y="10.287cm">
          <text:p text:style-name="P7"><text:span text:style-name="T4">Remove</text:span></text:p>
          <text:p text:style-name="P7"><text:span text:style-name="T4">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8:56:50.280927678</meta:creation-date>
    <dc:date>2020-10-19T19:14:09.018123322</dc:date>
    <meta:editing-duration>PT7M8S</meta:editing-duration>
    <meta:editing-cycles>1</meta:editing-cycles>
    <meta:document-statistic meta:object-count="18"/>
    <meta:generator>LibreOffice/6.4.7.2$Linux_X86_64 LibreOffice_project/40$Build-2</meta:generator>
  </office:meta>
</office:document-meta>
</file>